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Heading_20_2">
      <style:paragraph-properties fo:text-align="center"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Efficient Estimation of Word Representations in</text:h>
      <text:p text:style-name="P1">Vector Space</text:p>
      <text:h text:style-name="Heading_20_2" text:outline-level="2"/>
      <text:h text:style-name="Heading_20_2" text:outline-level="2">Introduction </text:h>
      <text:p text:style-name="Text_20_body">The authors have identified a critical challenge in NLP: creating high-quality word vector representations from massive datasets. Their goal is ambitious but practical - to train models that can handle billions of words and millions of vocabulary items, far beyond what previous architectures could manage. This research isn't just about scaling up existing approaches, but about developing fundamentally more efficient architectures. The linear regularities they've observed between words suggest these vectors could capture remarkable semantic relationships, potentially revolutionizing how we approach language processing tasks.</text:p>
      <text:h text:style-name="Heading_20_2" text:outline-level="2">Model Architectures</text:h>
      <text:p text:style-name="Text_20_body">The computational complexity of neural language models presents a significant bottleneck for processing truly large-scale data. While RNNLMs and traditional NNLMs offer powerful modeling capabilities, their architectural complexity - particularly between projection and hidden layers - limits their application to the massive datasets needed for state-of-the-art performance. The distributed training framework offers a practical way forward, but we still need more streamlined architectures to fully leverage the potential of big data for word representations.</text:p>
      <text:h text:style-name="Heading_20_2" text:outline-level="2">New Log-linear Models</text:h>
      <text:p text:style-name="Text_20_body">The CBOW and Skip-gram models represent a breakthrough in balancing computational efficiency with representation quality. By eliminating the non-linear hidden layer while preserving continuous distributed representations, these architectures can process substantially more data in less time. The Skip-gram model's approach of predicting context from the current word, rather than the reverse, shows particular promise for capturing semantic relationships. These streamlined architectures may ultimately prove more valuable than more complex models simply because they can leverage vastly more training data.</text:p>
      <text:h text:style-name="Heading_20_2" text:outline-level="2">Results</text:h>
      <text:p text:style-name="Text_20_body">The experiments reveal several fascinating insights. First, both vector dimensionality and training data size must increase together for optimal performance - simply adding more dimensions without more data yields diminishing returns. Second, the Skip-gram architecture dramatically outperforms other models on semantic relationships while maintaining strong performance on syntactic tasks. The ability to capture these semantic relationships through simple vector operations suggests we're uncovering <text:soft-page-break/>fundamental properties of language. These results challenge the conventional wisdom that more complex model architectures are necessarily better.</text:p>
      <text:h text:style-name="Heading_20_2" text:outline-level="2">Examples of the Learned Relationships</text:h>
      <text:p text:style-name="Text_20_body">The examples demonstrate that these word vectors have captured remarkably sophisticated relationships between words. The fact that simple vector arithmetic (Paris - France + Italy = Rome) yields meaningful results indicates these representations encode genuine semantic knowledge. While accuracy isn't perfect, the potential applications are vast - from knowledge base extension to improved machine translation. As we scale to even larger datasets and dimensions, and refine our techniques for combining multiple relationship examples, these representations could fundamentally change how we approach language understanding tasks.</text:p>
      <text:h text:style-name="Heading_20_2" text:outline-level="2">Conclusion</text:h>
      <text:p text:style-name="Text_20_body">This research represents a significant advance in computational linguistics. By prioritizing architectural simplicity and computational efficiency, the authors have created word vector models that can effectively leverage truly massive datasets. The Skip-gram model in particular demonstrates that sophisticated language understanding doesn't necessarily require complex neural network architectures. With billions of words of training data, these models capture both syntactic and semantic relationships with unprecedented accuracy. The techniques presented here will likely become fundamental building blocks for a wide range of NLP applications, from knowledge base extension to machine translation, opening new possibilities for machines to understand and generate human languag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4T11:13:37.430805300</meta:creation-date>
    <dc:date>2025-05-04T11:15:12.380679815</dc:date>
    <meta:editing-duration>PT1M35S</meta:editing-duration>
    <meta:editing-cycles>1</meta:editing-cycles>
    <meta:document-statistic meta:table-count="0" meta:image-count="0" meta:object-count="0" meta:page-count="2" meta:paragraph-count="14" meta:word-count="523" meta:character-count="4026" meta:non-whitespace-character-count="3516"/>
    <meta:generator>LibreOffice/7.3.7.2$Linux_X86_64 LibreOffice_project/30$Build-2</meta:generator>
  </office:meta>
</office:document-meta>
</file>